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28pt" fo:font-weight="bold" officeooo:rsid="000d7f88" officeooo:paragraph-rsid="000d7f88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Nimbus Sans" fo:font-size="28pt" style:text-underline-style="solid" style:text-underline-width="auto" style:text-underline-color="font-color" fo:font-weight="bold" officeooo:rsid="000d7f88" officeooo:paragraph-rsid="000d7f88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Nimbus Sans" fo:font-size="26pt" fo:font-weight="bold" officeooo:rsid="000d7f88" officeooo:paragraph-rsid="000d7f88" style:font-size-asian="26pt" style:font-weight-asian="bold" style:font-size-complex="26pt" style:font-weight-complex="bold"/>
    </style:style>
    <style:style style:name="P4" style:family="paragraph" style:parent-style-name="Standard">
      <style:paragraph-properties style:line-height-at-least="0.25in"/>
      <style:text-properties fo:color="#d4d4d4" style:font-name="Droid Sans Mono" fo:font-size="13.5pt" fo:font-weight="normal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0d7f88" officeooo:paragraph-rsid="000d7f88" fo:background-color="#1e1e1e" style:font-size-asian="28pt" style:font-weight-asian="bold" style:font-size-complex="28pt" style:font-weight-complex="bold"/>
    </style:style>
    <style:style style:name="P6" style:family="paragraph" style:parent-style-name="Standard">
      <style:text-properties fo:color="#d4d4d4" style:font-name="Droid Sans Mono" fo:font-size="13.5pt" style:text-underline-style="solid" style:text-underline-width="auto" style:text-underline-color="font-color" fo:font-weight="normal" officeooo:rsid="000d7f88" officeooo:paragraph-rsid="000d7f88" fo:background-color="#1e1e1e" style:font-size-asian="28pt" style:font-weight-asian="bold" style:font-size-complex="28pt" style:font-weight-complex="bold"/>
    </style:style>
    <style:style style:name="P7" style:family="paragraph" style:parent-style-name="Standard">
      <style:paragraph-properties style:line-height-at-least="0.25in"/>
      <style:text-properties fo:color="#6a9955" style:font-name="Droid Sans Mono" fo:font-size="13.5pt" fo:font-weight="normal" fo:background-color="#1e1e1e"/>
    </style:style>
    <style:style style:name="P8" style:family="paragraph" style:parent-style-name="Standard">
      <style:paragraph-properties style:line-height-at-least="0.25in"/>
    </style:style>
    <style:style style:name="P9" style:family="paragraph" style:parent-style-name="Standard">
      <style:paragraph-properties fo:margin-top="0in" fo:margin-bottom="0.1965in" loext:contextual-spacing="false" style:line-height-at-least="0.25in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4" style:family="text">
      <style:text-properties fo:font-size="32pt" fo:font-style="italic" style:text-underline-style="none" style:font-size-asian="32pt" style:font-style-asian="italic" style:font-size-complex="32pt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586c0"/>
    </style:style>
    <style:style style:name="T7" style:family="text">
      <style:text-properties fo:color="#569cd6"/>
    </style:style>
    <style:style style:name="T8" style:family="text">
      <style:text-properties fo:color="#ce9178"/>
    </style:style>
    <style:style style:name="T9" style:family="text">
      <style:text-properties fo:color="#4ec9b0"/>
    </style:style>
    <style:style style:name="T10" style:family="text">
      <style:text-properties fo:color="#dcdcaa"/>
    </style:style>
    <style:style style:name="T11" style:family="text">
      <style:text-properties fo:color="#9cdcfe"/>
    </style:style>
    <style:style style:name="T12" style:family="text">
      <style:text-properties fo:color="#d7ba7d"/>
    </style:style>
    <style:style style:name="T13" style:family="text">
      <style:text-properties fo:color="#b5cea8"/>
    </style:style>
    <style:style style:name="T14" style:family="text">
      <style:text-properties fo:color="#6a9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Muhammad Sherjeel Akhtar</text:p>
      <text:p text:style-name="P3"/>
      <text:p text:style-name="P3">Roll No: 20P-0101</text:p>
      <text:p text:style-name="P1"><text:span text:style-name="T5"/></text:p>
      <text:p text:style-name="P1"><text:span text:style-name="T5">Task No: 1</text:span><text:line-break/></text:p>
      <text:p text:style-name="P1">Submitted To Respected Sir: <text:span text:style-name="T3">Khurram Shahzad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uestion:1</text:p>
      <text:p text:style-name="P5"><text:span text:style-name="T6">#include</text:span><text:span text:style-name="T7"> </text:span><text:span text:style-name="T8">&lt;iostream&gt;</text:span></text:p>
      <text:p text:style-name="P8"/>
      <text:p text:style-name="P4"><text:span text:style-name="T6">using</text:span> <text:span text:style-name="T7">namespace</text:span> <text:span text:style-name="T9">std</text:span>;</text:p>
      <text:p text:style-name="P8"/>
      <text:p text:style-name="P4"><text:span text:style-name="T7">int</text:span> <text:span text:style-name="T10">main</text:span>()</text:p>
      <text:p text:style-name="P8"/>
      <text:p text:style-name="P4">{</text:p>
      <text:p text:style-name="P4"><text:span text:style-name="T7">int</text:span> <text:span text:style-name="T11">size</text:span>;</text:p>
      <text:p text:style-name="P4"><text:span text:style-name="T11">cin</text:span><text:span text:style-name="T10">&gt;&gt;</text:span><text:span text:style-name="T11">size</text:span>;</text:p>
      <text:p text:style-name="P4"><text:span text:style-name="T7">int</text:span> <text:span text:style-name="T11">array</text:span>[SIZE];</text:p>
      <text:p text:style-name="P4"><text:span text:style-name="T7">int</text:span> <text:span text:style-name="T11">i</text:span>, <text:span text:style-name="T11">max</text:span>, <text:span text:style-name="T11">min</text:span>, <text:span text:style-name="T11">size</text:span>;</text:p>
      <text:p text:style-name="P7">// Input size of the array</text:p>
      <text:p text:style-name="P4"><text:span text:style-name="T11">cout</text:span><text:span text:style-name="T10">&lt;&lt;</text:span><text:span text:style-name="T8">"Enter size of the array: "</text:span>;</text:p>
      <text:p text:style-name="P4"><text:span text:style-name="T11">cin</text:span><text:span text:style-name="T10">&gt;&gt;</text:span><text:span text:style-name="T11">size</text:span>;</text:p>
      <text:p text:style-name="P7">// Input array elements</text:p>
      <text:p text:style-name="P4"><text:span text:style-name="T11">cout</text:span><text:span text:style-name="T10">&lt;&lt;</text:span><text:span text:style-name="T8">"</text:span><text:span text:style-name="T12">\n</text:span><text:span text:style-name="T8"> Enter "</text:span><text:span text:style-name="T10">&lt;&lt;</text:span><text:span text:style-name="T11">size</text:span> <text:span text:style-name="T10">&lt;&lt;</text:span><text:span text:style-name="T8">" elements in the array: "</text:span>;</text:p>
      <text:p text:style-name="P4"><text:span text:style-name="T6">for</text:span>(<text:span text:style-name="T11">i</text:span>=<text:span text:style-name="T13">0</text:span>; <text:span text:style-name="T11">i</text:span>&lt;<text:span text:style-name="T11">size</text:span>; <text:span text:style-name="T11">i</text:span>++)</text:p>
      <text:p text:style-name="P4"><text:span text:style-name="T11">cin</text:span>&gt;&gt;<text:span text:style-name="T11">array</text:span>[<text:span text:style-name="T11">i</text:span>];</text:p>
      <text:p text:style-name="P7">// Assume first element as maximum and minimum</text:p>
      <text:p text:style-name="P4"><text:span text:style-name="T11">max</text:span> = <text:span text:style-name="T11">array</text:span>[<text:span text:style-name="T13">0</text:span>];</text:p>
      <text:p text:style-name="P4"><text:span text:style-name="T11">min</text:span> = <text:span text:style-name="T11">array</text:span>[<text:span text:style-name="T13">0</text:span>];</text:p>
      <text:p text:style-name="P7">//Find maximum and minimum in all array elements.</text:p>
      <text:p text:style-name="P4"><text:span text:style-name="T6">for</text:span>(<text:span text:style-name="T11">i</text:span>=<text:span text:style-name="T13">1</text:span>; <text:span text:style-name="T11">i</text:span>&lt;<text:span text:style-name="T11">size</text:span>; <text:span text:style-name="T11">i</text:span>++)</text:p>
      <text:p text:style-name="P4">{</text:p>
      <text:p text:style-name="P7">// If current element is greater than max</text:p>
      <text:p text:style-name="P4"><text:span text:style-name="T6">if</text:span>(<text:span text:style-name="T11">array</text:span>[<text:span text:style-name="T11">i</text:span>] &gt; <text:span text:style-name="T11">max</text:span>)</text:p>
      <text:p text:style-name="P4"><text:span text:style-name="T11">max</text:span> = <text:span text:style-name="T11">array</text:span>[<text:span text:style-name="T11">i</text:span>];</text:p>
      <text:p text:style-name="P7">// If current element is smaller than min</text:p>
      <text:p text:style-name="P4"><text:span text:style-name="T6">if</text:span>(<text:span text:style-name="T11">array</text:span>[<text:span text:style-name="T11">i</text:span>] &lt; <text:span text:style-name="T11">min</text:span>)</text:p>
      <text:p text:style-name="P4"><text:span text:style-name="T11">min</text:span> = <text:span text:style-name="T11">array</text:span>[<text:span text:style-name="T11">i</text:span>];</text:p>
      <text:p text:style-name="P4">}</text:p>
      <text:p text:style-name="P7">// Print maximum and minimum element</text:p>
      <text:p text:style-name="P4"><text:span text:style-name="T11">cout</text:span><text:span text:style-name="T10">&lt;&lt;</text:span><text:span text:style-name="T8">"</text:span><text:span text:style-name="T12">\n</text:span><text:span text:style-name="T8">Maximum element ="</text:span> <text:span text:style-name="T10">&lt;&lt;</text:span> <text:span text:style-name="T11">max</text:span> <text:span text:style-name="T10">&lt;&lt;</text:span> <text:span text:style-name="T8">"</text:span><text:span text:style-name="T12">\n</text:span><text:span text:style-name="T8">"</text:span>;</text:p>
      <text:p text:style-name="P4"><text:span text:style-name="T11">cout</text:span><text:span text:style-name="T10">&lt;&lt;</text:span><text:span text:style-name="T8">"Minimum element ="</text:span> <text:span text:style-name="T10">&lt;&lt;</text:span> <text:span text:style-name="T11">min</text:span>;</text:p>
      <text:p text:style-name="P4"><text:span text:style-name="T6">return</text:span> <text:span text:style-name="T13">0</text:span>;</text:p>
      <text:p text:style-name="P8"/>
      <text:p text:style-name="P4">}</text:p>
      <text:p text:style-name="P1"><text:soft-page-break/></text:p>
      <text:p text:style-name="P1"/>
      <text:p text:style-name="P2">Question:2</text:p>
      <text:p text:style-name="P5"><text:span text:style-name="T6">#include</text:span><text:span text:style-name="T7"> </text:span><text:span text:style-name="T8">&lt;iostream&gt;</text:span></text:p>
      <text:p text:style-name="P4"><text:span text:style-name="T6">using</text:span> <text:span text:style-name="T7">namespace</text:span> <text:span text:style-name="T9">std</text:span>;</text:p>
      <text:p text:style-name="P4"><text:span text:style-name="T7">int</text:span> <text:span text:style-name="T10">main</text:span>()</text:p>
      <text:p text:style-name="P4">{</text:p>
      <text:p text:style-name="P4"><text:span text:style-name="T7">int</text:span> <text:span text:style-name="T11">array</text:span>[<text:span text:style-name="T13">50</text:span>], *<text:span text:style-name="T11">max</text:span>, *<text:span text:style-name="T11">min</text:span>, <text:span text:style-name="T11">size</text:span>, <text:span text:style-name="T11">i</text:span>;<text:span text:style-name="T14"> //pointer variables declared for max and min</text:span></text:p>
      <text:p text:style-name="P4"><text:span text:style-name="T11">cout</text:span><text:span text:style-name="T10">&lt;&lt;</text:span><text:span text:style-name="T8">"Enter the number of elements in array</text:span><text:span text:style-name="T12">\n</text:span><text:span text:style-name="T8">"</text:span>;</text:p>
      <text:p text:style-name="P4"><text:span text:style-name="T11">cin</text:span><text:span text:style-name="T10">&gt;&gt;</text:span><text:span text:style-name="T11">size</text:span>;</text:p>
      <text:p text:style-name="P4"><text:span text:style-name="T11">cout</text:span><text:span text:style-name="T10">&lt;&lt;</text:span><text:span text:style-name="T8">"Enter array elements</text:span><text:span text:style-name="T12">\n</text:span><text:span text:style-name="T8">"</text:span>;</text:p>
      <text:p text:style-name="P4"><text:span text:style-name="T6">for</text:span> ( <text:span text:style-name="T11">i</text:span> = <text:span text:style-name="T13">0</text:span> ; <text:span text:style-name="T11">i</text:span> &lt; <text:span text:style-name="T11">size</text:span> ; <text:span text:style-name="T11">i</text:span>++ )</text:p>
      <text:p text:style-name="P4"><text:span text:style-name="T11">cin</text:span><text:span text:style-name="T10">&gt;&gt;</text:span><text:span text:style-name="T11">array</text:span>[<text:span text:style-name="T11">i</text:span>];</text:p>
      <text:p text:style-name="P4"><text:span text:style-name="T11">max</text:span> = <text:span text:style-name="T11">array</text:span>;<text:span text:style-name="T14"> //assigning max pointer to the address of the first element</text:span></text:p>
      <text:p text:style-name="P4"><text:span text:style-name="T11">min</text:span> = <text:span text:style-name="T11">array</text:span>;<text:span text:style-name="T14"> //assigning min pointer to the address of the first element</text:span></text:p>
      <text:p text:style-name="P4"><text:span text:style-name="T6">for</text:span> (<text:span text:style-name="T11">i</text:span> = <text:span text:style-name="T13">0</text:span>; <text:span text:style-name="T11">i</text:span> &lt; <text:span text:style-name="T11">size</text:span>; <text:span text:style-name="T11">i</text:span>++)</text:p>
      <text:p text:style-name="P4">{</text:p>
      <text:p text:style-name="P7">//Finding the largest element in the array</text:p>
      <text:p text:style-name="P4"><text:span text:style-name="T6">if</text:span> (*(<text:span text:style-name="T11">array</text:span>+<text:span text:style-name="T11">i</text:span>) &gt; *<text:span text:style-name="T11">max</text:span>)<text:span text:style-name="T14">//check if the value stored at array+i is greater than value stored at max</text:span></text:p>
      <text:p text:style-name="P4">*<text:span text:style-name="T11">max</text:span> = *(<text:span text:style-name="T11">array</text:span>+<text:span text:style-name="T11">i</text:span>);</text:p>
      <text:p text:style-name="P4">}</text:p>
      <text:p text:style-name="P4"><text:span text:style-name="T11">cout</text:span><text:span text:style-name="T10">&lt;&lt;</text:span><text:span text:style-name="T8">"Maximum element in the array is "</text:span><text:span text:style-name="T10">&lt;&lt;</text:span> *<text:span text:style-name="T11">max</text:span> <text:span text:style-name="T10">&lt;&lt;</text:span> <text:span text:style-name="T8">"</text:span><text:span text:style-name="T12">\n</text:span><text:span text:style-name="T8">"</text:span> ;</text:p>
      <text:p text:style-name="P4"><text:span text:style-name="T6">for</text:span> (<text:span text:style-name="T11">i</text:span> = <text:span text:style-name="T13">0</text:span>; <text:span text:style-name="T11">i</text:span> &lt; <text:span text:style-name="T11">size</text:span>; <text:span text:style-name="T11">i</text:span>++)</text:p>
      <text:p text:style-name="P4">{</text:p>
      <text:p text:style-name="P7">//Finding the smallest element in the array</text:p>
      <text:p text:style-name="P4"><text:span text:style-name="T6">if</text:span> (*(<text:span text:style-name="T11">array</text:span>+<text:span text:style-name="T11">i</text:span>) &lt; *<text:span text:style-name="T11">min</text:span>)<text:span text:style-name="T14">//check if the value stored at array+i is lesser than value stored at min</text:span></text:p>
      <text:p text:style-name="P4">*<text:span text:style-name="T11">min</text:span> = *(<text:span text:style-name="T11">array</text:span>+<text:span text:style-name="T11">i</text:span>);</text:p>
      <text:p text:style-name="P4">}</text:p>
      <text:p text:style-name="P4"><text:span text:style-name="T11">cout</text:span><text:span text:style-name="T10">&lt;&lt;</text:span><text:span text:style-name="T8">"Minimum element in the array is"</text:span><text:span text:style-name="T10">&lt;&lt;</text:span> *<text:span text:style-name="T11">min</text:span> <text:span text:style-name="T10">&lt;&lt;</text:span><text:span text:style-name="T8">"</text:span><text:span text:style-name="T12">\n</text:span><text:span text:style-name="T8">"</text:span>;</text:p>
      <text:p text:style-name="P4"><text:span text:style-name="T6">return</text:span> <text:span text:style-name="T13">0</text:span>;</text:p>
      <text:p text:style-name="P4">}</text:p>
      <text:p text:style-name="P1"/>
      <text:p text:style-name="P2"><text:soft-page-break/>Question:3</text:p>
      <text:p text:style-name="P5"><text:span text:style-name="T6">#include</text:span><text:span text:style-name="T8">&lt;iostream&gt;</text:span></text:p>
      <text:p text:style-name="P8"/>
      <text:p text:style-name="P4"><text:span text:style-name="T6">using</text:span> <text:span text:style-name="T7">namespace</text:span> <text:span text:style-name="T9">std</text:span>;</text:p>
      <text:p text:style-name="P8"/>
      <text:p text:style-name="P4"><text:span text:style-name="T7">int</text:span> <text:span text:style-name="T10">main</text:span>()</text:p>
      <text:p text:style-name="P4">{</text:p>
      <text:p text:style-name="P4"><text:span text:style-name="T7">int</text:span> <text:span text:style-name="T11">arr1</text:span>[<text:span text:style-name="T13">10</text:span>], <text:span text:style-name="T11">arr2</text:span>[<text:span text:style-name="T13">10</text:span>], <text:span text:style-name="T11">arr3</text:span>[<text:span text:style-name="T13">10</text:span>], i, j, k=<text:span text:style-name="T13">0</text:span>, x, tot;</text:p>
      <text:p text:style-name="P4">cout&lt;&lt;<text:span text:style-name="T8">"Enter 10 Elements for First Array: "</text:span>;</text:p>
      <text:p text:style-name="P4"><text:span text:style-name="T6">for</text:span>(i=<text:span text:style-name="T13">0</text:span>; i&lt;<text:span text:style-name="T13">10</text:span>; i++)</text:p>
      <text:p text:style-name="P4">cin&gt;&gt;<text:span text:style-name="T11">arr1</text:span>[i];</text:p>
      <text:p text:style-name="P4">cout&lt;&lt;<text:span text:style-name="T8">"Enter 10 Elements for Second Array: "</text:span>;</text:p>
      <text:p text:style-name="P4"><text:span text:style-name="T6">for</text:span>(i=<text:span text:style-name="T13">0</text:span>; i&lt;<text:span text:style-name="T13">10</text:span>; i++)</text:p>
      <text:p text:style-name="P4">cin&gt;&gt;<text:span text:style-name="T11">arr2</text:span>[i];</text:p>
      <text:p text:style-name="P8"/>
      <text:p text:style-name="P7">// Finding and storing common elements</text:p>
      <text:p text:style-name="P4"><text:span text:style-name="T6">for</text:span>(i=<text:span text:style-name="T13">0</text:span>; i&lt;<text:span text:style-name="T13">10</text:span>; i++)</text:p>
      <text:p text:style-name="P4">{</text:p>
      <text:p text:style-name="P4"><text:span text:style-name="T6">for</text:span>(j=<text:span text:style-name="T13">0</text:span>; j&lt;<text:span text:style-name="T13">10</text:span>; j++)</text:p>
      <text:p text:style-name="P4">{</text:p>
      <text:p text:style-name="P4"><text:span text:style-name="T6">if</text:span>(<text:span text:style-name="T11">arr1</text:span>[i]==<text:span text:style-name="T11">arr2</text:span>[j])</text:p>
      <text:p text:style-name="P4">{</text:p>
      <text:p text:style-name="P4">tot = <text:span text:style-name="T13">0</text:span>;</text:p>
      <text:p text:style-name="P4"><text:span text:style-name="T6">for</text:span>(x=<text:span text:style-name="T13">0</text:span>; x&lt;k; x++)</text:p>
      <text:p text:style-name="P4">{</text:p>
      <text:p text:style-name="P4"><text:span text:style-name="T6">if</text:span>(<text:span text:style-name="T11">arr1</text:span>[i]==<text:span text:style-name="T11">arr3</text:span>[x])</text:p>
      <text:p text:style-name="P4">tot++;</text:p>
      <text:p text:style-name="P4">}</text:p>
      <text:p text:style-name="P4"><text:span text:style-name="T6">if</text:span>(tot==<text:span text:style-name="T13">0</text:span>)</text:p>
      <text:p text:style-name="P4">{</text:p>
      <text:p text:style-name="P4"><text:span text:style-name="T11">arr3</text:span>[k] = <text:span text:style-name="T11">arr1</text:span>[i];</text:p>
      <text:p text:style-name="P4">k++;</text:p>
      <text:p text:style-name="P4">}</text:p>
      <text:p text:style-name="P4">}</text:p>
      <text:p text:style-name="P4">}</text:p>
      <text:p text:style-name="P4">}</text:p>
      <text:p text:style-name="P8"/>
      <text:p text:style-name="P7">// Printing common elements</text:p>
      <text:p text:style-name="P4">cout&lt;&lt;<text:span text:style-name="T8">"</text:span><text:span text:style-name="T12">\n</text:span><text:span text:style-name="T8">Common Elements are:</text:span><text:span text:style-name="T12">\n</text:span><text:span text:style-name="T8">"</text:span>;</text:p>
      <text:p text:style-name="P4"><text:soft-page-break/><text:span text:style-name="T6">for</text:span>(i=<text:span text:style-name="T13">0</text:span>; i&lt;k; i++)</text:p>
      <text:p text:style-name="P4">cout&lt;&lt;<text:span text:style-name="T11">arr3</text:span>[i]&lt;&lt;<text:span text:style-name="T8">" "</text:span>;</text:p>
      <text:p text:style-name="P8"/>
      <text:p text:style-name="P4">cout&lt;&lt;endl;</text:p>
      <text:p text:style-name="P4"><text:span text:style-name="T6">return</text:span> <text:span text:style-name="T13">0</text:span>;</text:p>
      <text:p text:style-name="P4">}</text:p>
      <text:p text:style-name="P1"/>
      <text:p text:style-name="P2">Question:4</text:p>
      <text:p text:style-name="P6"><text:span text:style-name="T6">#include</text:span><text:span text:style-name="T7"> </text:span><text:span text:style-name="T8">&lt;iostream&gt;</text:span></text:p>
      <text:p text:style-name="P4"><text:span text:style-name="T6">using</text:span> <text:span text:style-name="T7">namespace</text:span> <text:span text:style-name="T9">std</text:span>;</text:p>
      <text:p text:style-name="P9"/>
      <text:p text:style-name="P4"><text:span text:style-name="T7">int</text:span> <text:span text:style-name="T10">main</text:span>()</text:p>
      <text:p text:style-name="P4">{</text:p>
      <text:p text:style-name="P4"><text:span text:style-name="T7">int</text:span>** array;</text:p>
      <text:p text:style-name="P4"><text:span text:style-name="T7">int</text:span> row, col, i, j;</text:p>
      <text:p text:style-name="P4"><text:span text:style-name="T7">int</text:span> <text:span text:style-name="T11">m1</text:span>[<text:span text:style-name="T13">10</text:span>][<text:span text:style-name="T13">10</text:span>], <text:span text:style-name="T11">m2</text:span>[<text:span text:style-name="T13">10</text:span>][<text:span text:style-name="T13">10</text:span>], <text:span text:style-name="T11">m3</text:span>[<text:span text:style-name="T13">10</text:span>][<text:span text:style-name="T13">10</text:span>], <text:span text:style-name="T11">prod</text:span>[<text:span text:style-name="T13">10</text:span>][<text:span text:style-name="T13">10</text:span>];</text:p>
      <text:p text:style-name="P8"/>
      <text:p text:style-name="P4">cout &lt;&lt; <text:span text:style-name="T8">"Enter the number of rows"</text:span> &lt;&lt; endl;</text:p>
      <text:p text:style-name="P4">cin &gt;&gt; row;</text:p>
      <text:p text:style-name="P4">cout &lt;&lt; <text:span text:style-name="T8">"Enter the number of columns"</text:span> &lt;&lt; endl;</text:p>
      <text:p text:style-name="P4">cin &gt;&gt; col;</text:p>
      <text:p text:style-name="P7">//Dynamically allocating row space in heap</text:p>
      <text:p text:style-name="P4">array = <text:span text:style-name="T6">new</text:span> <text:span text:style-name="T7">int</text:span>*[row];</text:p>
      <text:p text:style-name="P7">//Dynamically allocating column space in heap</text:p>
      <text:p text:style-name="P4"><text:span text:style-name="T6">for</text:span>(i=<text:span text:style-name="T13">0</text:span>; i&lt;row; i++){</text:p>
      <text:p text:style-name="P4"><text:span text:style-name="T11">array</text:span>[i] = <text:span text:style-name="T6">new</text:span> <text:span text:style-name="T7">int</text:span>[col];</text:p>
      <text:p text:style-name="P4">}</text:p>
      <text:p text:style-name="P7">//Taking input in the array</text:p>
      <text:p text:style-name="P4">cout&lt;&lt;<text:span text:style-name="T8">"first array "</text:span>;</text:p>
      <text:p text:style-name="P4">cout &lt;&lt; <text:span text:style-name="T8">"Enter "</text:span>&lt;&lt; (row * col) &lt;&lt;<text:span text:style-name="T8">" numbers </text:span><text:span text:style-name="T12">\n</text:span><text:span text:style-name="T8">"</text:span>;</text:p>
      <text:p text:style-name="P4"><text:span text:style-name="T6">for</text:span>(i=<text:span text:style-name="T13">0</text:span>; i&lt;row; i++){</text:p>
      <text:p text:style-name="P4"><text:span text:style-name="T6">for</text:span>(j=<text:span text:style-name="T13">0</text:span>; j&lt;col; j++){</text:p>
      <text:p text:style-name="P4">cout &lt;&lt; <text:span text:style-name="T8">"Enter element at "</text:span>&lt;&lt; i+<text:span text:style-name="T13">1</text:span> &lt;&lt; <text:span text:style-name="T8">" row "</text:span> &lt;&lt; j+<text:span text:style-name="T13">1</text:span> &lt;&lt; <text:span text:style-name="T8">" column"</text:span>&lt;&lt; endl;</text:p>
      <text:p text:style-name="P4">cin &gt;&gt; <text:span text:style-name="T11">m1</text:span>[i][j];</text:p>
      <text:p text:style-name="P4">}</text:p>
      <text:p text:style-name="P4">}</text:p>
      <text:p text:style-name="P4">cout&lt;&lt;<text:span text:style-name="T8">"second array "</text:span>;</text:p>
      <text:p text:style-name="P4"><text:soft-page-break/>cout &lt;&lt; <text:span text:style-name="T8">"Enter "</text:span>&lt;&lt; (row * col) &lt;&lt;<text:span text:style-name="T8">" numbers </text:span><text:span text:style-name="T12">\n</text:span><text:span text:style-name="T8">"</text:span>;</text:p>
      <text:p text:style-name="P4"><text:span text:style-name="T6">for</text:span>(i=<text:span text:style-name="T13">0</text:span>; i&lt;row; i++){</text:p>
      <text:p text:style-name="P4"><text:span text:style-name="T6">for</text:span>(j=<text:span text:style-name="T13">0</text:span>; j&lt;col; j++){</text:p>
      <text:p text:style-name="P4">cout &lt;&lt; <text:span text:style-name="T8">"Enter element at "</text:span>&lt;&lt; i+<text:span text:style-name="T13">1</text:span> &lt;&lt; <text:span text:style-name="T8">" row "</text:span> &lt;&lt; j+<text:span text:style-name="T13">1</text:span> &lt;&lt; <text:span text:style-name="T8">" column"</text:span>&lt;&lt; endl;</text:p>
      <text:p text:style-name="P4">cin &gt;&gt; <text:span text:style-name="T11">m2</text:span>[i][j];</text:p>
      <text:p text:style-name="P4">}</text:p>
      <text:p text:style-name="P4">}</text:p>
      <text:p text:style-name="P7">//Displaying array</text:p>
      <text:p text:style-name="P4">cout &lt;&lt; <text:span text:style-name="T8">"Matrix first is: </text:span><text:span text:style-name="T12">\n</text:span><text:span text:style-name="T8">"</text:span>;</text:p>
      <text:p text:style-name="P8"/>
      <text:p text:style-name="P4"><text:span text:style-name="T6">for</text:span>(i=<text:span text:style-name="T13">0</text:span>; i&lt;row; i++){</text:p>
      <text:p text:style-name="P4"><text:span text:style-name="T6">for</text:span>(j=<text:span text:style-name="T13">0</text:span>; j&lt;col; j++){</text:p>
      <text:p text:style-name="P4">cout&lt;&lt;<text:span text:style-name="T11">m1</text:span>[i][j]&lt;&lt;endl;</text:p>
      <text:p text:style-name="P4">}</text:p>
      <text:p text:style-name="P4"><text:span text:style-name="T10">printf</text:span>(<text:span text:style-name="T8">" </text:span><text:span text:style-name="T12">\n</text:span><text:span text:style-name="T8"> "</text:span>);</text:p>
      <text:p text:style-name="P4">}</text:p>
      <text:p text:style-name="P8"/>
      <text:p text:style-name="P4">cout &lt;&lt; <text:span text:style-name="T8">"Matrix second is: </text:span><text:span text:style-name="T12">\n</text:span><text:span text:style-name="T8">"</text:span>;</text:p>
      <text:p text:style-name="P4"><text:span text:style-name="T6">for</text:span>(i=<text:span text:style-name="T13">0</text:span>; i&lt;row; i++){</text:p>
      <text:p text:style-name="P4"><text:span text:style-name="T6">for</text:span>(j=<text:span text:style-name="T13">0</text:span>; j&lt;col; j++){</text:p>
      <text:p text:style-name="P4">cout&lt;&lt;<text:span text:style-name="T11">m2</text:span>[i][j];</text:p>
      <text:p text:style-name="P4">}</text:p>
      <text:p text:style-name="P4"><text:span text:style-name="T10">printf</text:span>(<text:span text:style-name="T8">" </text:span><text:span text:style-name="T12">\n</text:span><text:span text:style-name="T8"> "</text:span>);</text:p>
      <text:p text:style-name="P4">}</text:p>
      <text:p text:style-name="P8"/>
      <text:p text:style-name="P7">//sum of both matrixint i,j;</text:p>
      <text:p text:style-name="P4"><text:span text:style-name="T6">for</text:span>(i=<text:span text:style-name="T13">0</text:span>;i&lt;row;i++)</text:p>
      <text:p text:style-name="P4">{</text:p>
      <text:p text:style-name="P4"><text:span text:style-name="T6">for</text:span>(j=<text:span text:style-name="T13">0</text:span>;j&lt;col;j++)</text:p>
      <text:p text:style-name="P4">{</text:p>
      <text:p text:style-name="P4">*(*(m3 + i) + j) =(*(*(m1 + i) + j))+(*(*(m2 + i) + j));}</text:p>
      <text:p text:style-name="P4">}</text:p>
      <text:p text:style-name="P8"/>
      <text:p text:style-name="P4">cout&lt;&lt;<text:span text:style-name="T8">"sum of both matrix "</text:span>;</text:p>
      <text:p text:style-name="P4"><text:span text:style-name="T6">for</text:span>(i=<text:span text:style-name="T13">0</text:span>;i&lt;row;i++)</text:p>
      <text:p text:style-name="P4">{</text:p>
      <text:p text:style-name="P4"><text:span text:style-name="T6">for</text:span>(j=<text:span text:style-name="T13">0</text:span>;j&lt;col;j++)</text:p>
      <text:p text:style-name="P4">{</text:p>
      <text:p text:style-name="P4">cout&lt;&lt;<text:span text:style-name="T11">m3</text:span>[i][j];</text:p>
      <text:p text:style-name="P4"><text:soft-page-break/>}</text:p>
      <text:p text:style-name="P4"><text:span text:style-name="T10">printf</text:span>(<text:span text:style-name="T8">" </text:span><text:span text:style-name="T12">\n</text:span><text:span text:style-name="T8"> "</text:span>); </text:p>
      <text:p text:style-name="P4">}</text:p>
      <text:p text:style-name="P8"/>
      <text:p text:style-name="P7">//product of both matrix</text:p>
      <text:p text:style-name="P4"><text:span text:style-name="T6">for</text:span> (<text:span text:style-name="T7">int</text:span> i = <text:span text:style-name="T13">0</text:span>; i &lt; row; i++) {</text:p>
      <text:p text:style-name="P4"><text:span text:style-name="T6">for</text:span> (<text:span text:style-name="T7">int</text:span> j = <text:span text:style-name="T13">0</text:span>; j &lt; col; j++) {</text:p>
      <text:p text:style-name="P4"><text:span text:style-name="T7">int</text:span> sum = <text:span text:style-name="T13">0</text:span>;</text:p>
      <text:p text:style-name="P4"><text:span text:style-name="T6">for</text:span> (i = <text:span text:style-name="T13">0</text:span>; i &lt; col; i++) {</text:p>
      <text:p text:style-name="P4">sum += (*(*(m1 + row) + i)) * (*(*(m2 + j) + col));</text:p>
      <text:p text:style-name="P4">}</text:p>
      <text:p text:style-name="P4">*(*(prod + row) + col) = sum;</text:p>
      <text:p text:style-name="P4">}</text:p>
      <text:p text:style-name="P4">} </text:p>
      <text:p text:style-name="P8"/>
      <text:p text:style-name="P4">cout&lt;&lt;<text:span text:style-name="T8">"product of both matrix "</text:span>;</text:p>
      <text:p text:style-name="P4"><text:span text:style-name="T6">for</text:span> (<text:span text:style-name="T7">int</text:span> i = <text:span text:style-name="T13">0</text:span>; i &lt; row; i++) {</text:p>
      <text:p text:style-name="P4"><text:span text:style-name="T6">for</text:span> (<text:span text:style-name="T7">int</text:span> j = <text:span text:style-name="T13">0</text:span>; j &lt; col; j++) {</text:p>
      <text:p text:style-name="P4">cout&lt;&lt; *(*(prod + row) + col);</text:p>
      <text:p text:style-name="P4">}</text:p>
      <text:p text:style-name="P4"><text:span text:style-name="T10">printf</text:span>(<text:span text:style-name="T8">" </text:span><text:span text:style-name="T12">\n</text:span><text:span text:style-name="T8"> "</text:span>);</text:p>
      <text:p text:style-name="P4">}</text:p>
      <text:p text:style-name="P8"/>
      <text:p text:style-name="P7">//Free space after the use of array</text:p>
      <text:p text:style-name="P4"><text:span text:style-name="T6">delete</text:span><text:span text:style-name="T7"> </text:span><text:span text:style-name="T6">[]</text:span> array;</text:p>
      <text:p text:style-name="P4">}</text:p>
      <text:p text:style-name="P1"/>
      <text:p text:style-name="P2">Question:5</text:p>
      <text:p text:style-name="P5"><text:span text:style-name="T6">#include</text:span><text:span text:style-name="T8">&lt;iostream&gt;</text:span></text:p>
      <text:p text:style-name="P4"><text:span text:style-name="T6">using</text:span> <text:span text:style-name="T7">namespace</text:span> <text:span text:style-name="T9">std</text:span>;</text:p>
      <text:p text:style-name="P4"><text:span text:style-name="T7">void</text:span> <text:span text:style-name="T10">Taker</text:span>(<text:span text:style-name="T7">int</text:span> <text:span text:style-name="T7">*</text:span><text:span text:style-name="T11">p</text:span> , <text:span text:style-name="T7">int</text:span> <text:span text:style-name="T7">*</text:span><text:span text:style-name="T11">q</text:span>);</text:p>
      <text:p text:style-name="P4"><text:span text:style-name="T7">void</text:span> <text:span text:style-name="T10">Swaper</text:span>(<text:span text:style-name="T7">int</text:span> <text:span text:style-name="T7">*</text:span><text:span text:style-name="T11">p</text:span>, <text:span text:style-name="T7">int</text:span> <text:span text:style-name="T7">*</text:span><text:span text:style-name="T11">q</text:span>);</text:p>
      <text:p text:style-name="P4"><text:span text:style-name="T7">void</text:span> <text:span text:style-name="T10">PrinterArr1</text:span>(<text:span text:style-name="T7">int</text:span> <text:span text:style-name="T7">*</text:span><text:span text:style-name="T11">p</text:span>);</text:p>
      <text:p text:style-name="P4"><text:span text:style-name="T7">void</text:span> <text:span text:style-name="T10">PrinterArr2</text:span>(<text:span text:style-name="T7">int</text:span> <text:span text:style-name="T7">*</text:span><text:span text:style-name="T11">q</text:span>);</text:p>
      <text:p text:style-name="P4"><text:span text:style-name="T7">int</text:span> <text:span text:style-name="T10">main</text:span>(){</text:p>
      <text:p text:style-name="P4"><text:span text:style-name="T7">int</text:span> *p, *q;</text:p>
      <text:p text:style-name="P4">p = <text:span text:style-name="T6">new</text:span> <text:span text:style-name="T7">int</text:span> [<text:span text:style-name="T13">100</text:span>];</text:p>
      <text:p text:style-name="P4">q = <text:span text:style-name="T6">new</text:span> <text:span text:style-name="T7">int</text:span> [<text:span text:style-name="T13">100</text:span>];</text:p>
      <text:p text:style-name="P4"><text:soft-page-break/>}</text:p>
      <text:p text:style-name="P4"><text:span text:style-name="T7">void</text:span> <text:span text:style-name="T10">Taker</text:span>(<text:span text:style-name="T7">int</text:span> <text:span text:style-name="T7">*</text:span><text:span text:style-name="T11">p</text:span> , <text:span text:style-name="T7">int</text:span> <text:span text:style-name="T7">*</text:span><text:span text:style-name="T11">q</text:span>){</text:p>
      <text:p text:style-name="P4"><text:span text:style-name="T7">int</text:span> value;</text:p>
      <text:p text:style-name="P4"><text:span text:style-name="T6">for</text:span>(<text:span text:style-name="T7">int</text:span> i = <text:span text:style-name="T13">0</text:span>; i &lt; <text:span text:style-name="T13">100</text:span>; i++){</text:p>
      <text:p text:style-name="P4"><text:span text:style-name="T6">if</text:span>(value == <text:span text:style-name="T13">0</text:span> || value == <text:span text:style-name="T13">1</text:span>){</text:p>
      <text:p text:style-name="P4">cout&lt;&lt;<text:span text:style-name="T8">"Sential Value Found."</text:span>;</text:p>
      <text:p text:style-name="P4"><text:span text:style-name="T6">break</text:span>;</text:p>
      <text:p text:style-name="P4">}</text:p>
      <text:p text:style-name="P4"><text:span text:style-name="T6">else</text:span>{</text:p>
      <text:p text:style-name="P4">cout&lt;&lt;<text:span text:style-name="T8">"Value is Valid."</text:span>;</text:p>
      <text:p text:style-name="P4">*p=value;</text:p>
      <text:p text:style-name="P4">p++;</text:p>
      <text:p text:style-name="P4">}</text:p>
      <text:p text:style-name="P4">}</text:p>
      <text:p text:style-name="P4"><text:span text:style-name="T6">for</text:span>(<text:span text:style-name="T7">int</text:span> k = <text:span text:style-name="T13">0</text:span>; k &lt; <text:span text:style-name="T13">100</text:span>; k++){</text:p>
      <text:p text:style-name="P4"><text:span text:style-name="T6">if</text:span>(value == <text:span text:style-name="T13">0</text:span> || value == <text:span text:style-name="T13">1</text:span>){</text:p>
      <text:p text:style-name="P4">cout&lt;&lt;<text:span text:style-name="T8">"Sential Value Found."</text:span>;</text:p>
      <text:p text:style-name="P4"><text:span text:style-name="T6">break</text:span>;</text:p>
      <text:p text:style-name="P4">}</text:p>
      <text:p text:style-name="P4"><text:span text:style-name="T6">else</text:span>{</text:p>
      <text:p text:style-name="P4">cout&lt;&lt;<text:span text:style-name="T8">"Value is Valid."</text:span>;</text:p>
      <text:p text:style-name="P4">*q=value;</text:p>
      <text:p text:style-name="P4">q++;</text:p>
      <text:p text:style-name="P4">}</text:p>
      <text:p text:style-name="P4">}</text:p>
      <text:p text:style-name="P4">}</text:p>
      <text:p text:style-name="P4"><text:span text:style-name="T7">void</text:span> <text:span text:style-name="T10">Swaper</text:span>(<text:span text:style-name="T7">int</text:span> <text:span text:style-name="T7">*</text:span><text:span text:style-name="T11">p</text:span>, <text:span text:style-name="T7">int</text:span> <text:span text:style-name="T7">*</text:span><text:span text:style-name="T11">q</text:span>){</text:p>
      <text:p text:style-name="P4"><text:span text:style-name="T7">int</text:span> k;<text:span text:style-name="T14"> //Created a variable which is going to used for swaping the values of the arrays</text:span></text:p>
      <text:p text:style-name="P4"><text:span text:style-name="T6">for</text:span>(<text:span text:style-name="T7">int</text:span> i = <text:span text:style-name="T13">0</text:span>; i &lt; <text:span text:style-name="T13">100</text:span>; i++){</text:p>
      <text:p text:style-name="P4">k = *p;</text:p>
      <text:p text:style-name="P4">*p = *q;</text:p>
      <text:p text:style-name="P4">*q = k;</text:p>
      <text:p text:style-name="P4">p++;</text:p>
      <text:p text:style-name="P4">q++;</text:p>
      <text:p text:style-name="P4">}</text:p>
      <text:p text:style-name="P4">}</text:p>
      <text:p text:style-name="P4"><text:span text:style-name="T7">void</text:span> <text:span text:style-name="T10">PrinterArr1</text:span>(<text:span text:style-name="T7">int</text:span> <text:span text:style-name="T7">*</text:span><text:span text:style-name="T11">p</text:span>){</text:p>
      <text:p text:style-name="P4"><text:span text:style-name="T6">for</text:span>(<text:span text:style-name="T7">int</text:span> i = <text:span text:style-name="T13">0</text:span>; i &lt; <text:span text:style-name="T13">100</text:span>; i++){</text:p>
      <text:p text:style-name="P4">cout&lt;&lt;*p++;</text:p>
      <text:p text:style-name="P4"><text:soft-page-break/>}</text:p>
      <text:p text:style-name="P4">}</text:p>
      <text:p text:style-name="P4"><text:span text:style-name="T7">void</text:span> <text:span text:style-name="T10">PrinterArr2</text:span>(<text:span text:style-name="T7">int</text:span> <text:span text:style-name="T7">*</text:span><text:span text:style-name="T11">q</text:span>){</text:p>
      <text:p text:style-name="P4"><text:span text:style-name="T6">for</text:span>(<text:span text:style-name="T7">int</text:span> i = <text:span text:style-name="T13">0</text:span>; i &lt; <text:span text:style-name="T13">100</text:span>; i++){</text:p>
      <text:p text:style-name="P4">cout&lt;&lt;*q++;</text:p>
      <text:p text:style-name="P4">}</text:p>
      <text:p text:style-name="P4">}</text:p>
      <text:p text:style-name="P4"/>
      <text:p text:style-name="P1"/>
      <text:p text:style-name="P2">Question:6</text:p>
      <text:p text:style-name="P5"><text:span text:style-name="T6">#include</text:span><text:span text:style-name="T8">&lt;iostream&gt;</text:span></text:p>
      <text:p text:style-name="P4"><text:span text:style-name="T6">using</text:span> <text:span text:style-name="T7">namespace</text:span> <text:span text:style-name="T9">std</text:span>;</text:p>
      <text:p text:style-name="P4"><text:span text:style-name="T7">void</text:span> <text:span text:style-name="T10">bubblesort</text:span>(<text:span text:style-name="T7">int</text:span> <text:span text:style-name="T11">arr</text:span>[]);</text:p>
      <text:p text:style-name="P4"><text:span text:style-name="T7">void</text:span> <text:span text:style-name="T10">printer</text:span>(<text:span text:style-name="T7">int</text:span> <text:span text:style-name="T11">arr</text:span>[]);</text:p>
      <text:p text:style-name="P4"><text:span text:style-name="T7">void</text:span> <text:span text:style-name="T10">sort</text:span>(<text:span text:style-name="T7">int</text:span> <text:span text:style-name="T11">arr</text:span>[]);</text:p>
      <text:p text:style-name="P4"><text:span text:style-name="T7">void</text:span> <text:span text:style-name="T10">selection</text:span>(<text:span text:style-name="T7">int</text:span> <text:span text:style-name="T11">arr</text:span>[]);</text:p>
      <text:p text:style-name="P4"><text:span text:style-name="T7">void</text:span> <text:span text:style-name="T10">insertionSort</text:span>(<text:span text:style-name="T7">int</text:span> <text:span text:style-name="T11">arr</text:span>[], <text:span text:style-name="T7">int</text:span> <text:span text:style-name="T11">n</text:span>);</text:p>
      <text:p text:style-name="P4"><text:span text:style-name="T7">int</text:span> <text:span text:style-name="T10">main</text:span>(){</text:p>
      <text:p text:style-name="P4"><text:span text:style-name="T7">int</text:span> <text:span text:style-name="T11">arr</text:span>[]={<text:span text:style-name="T13">1</text:span>, <text:span text:style-name="T13">2</text:span>, <text:span text:style-name="T13">3</text:span>, <text:span text:style-name="T13">4</text:span>, <text:span text:style-name="T13">5</text:span>};</text:p>
      <text:p text:style-name="P4"><text:span text:style-name="T10">printer</text:span>(<text:span text:style-name="T11">arr</text:span>);</text:p>
      <text:p text:style-name="P4"><text:span text:style-name="T11">cout</text:span><text:span text:style-name="T10">&lt;&lt;</text:span><text:span text:style-name="T8">"BubbleSort is being performed......!!!"</text:span><text:span text:style-name="T10">&lt;&lt;endl</text:span>;</text:p>
      <text:p text:style-name="P4"><text:span text:style-name="T10">bubblesort</text:span>(<text:span text:style-name="T11">arr</text:span>);</text:p>
      <text:p text:style-name="P4"><text:span text:style-name="T11">cout</text:span><text:span text:style-name="T10">&lt;&lt;</text:span><text:span text:style-name="T8">"SimpleSort is being performed......!!!"</text:span><text:span text:style-name="T10">&lt;&lt;endl</text:span>;</text:p>
      <text:p text:style-name="P4"><text:span text:style-name="T10">sort</text:span>(<text:span text:style-name="T11">arr</text:span>);</text:p>
      <text:p text:style-name="P7">// sort(arr);</text:p>
      <text:p text:style-name="P4"><text:span text:style-name="T11">cout</text:span><text:span text:style-name="T10">&lt;&lt;</text:span><text:span text:style-name="T8">"SelectionSort is being performed......!!!"</text:span><text:span text:style-name="T10">&lt;&lt;endl</text:span>;</text:p>
      <text:p text:style-name="P4"><text:span text:style-name="T10">selection</text:span>(<text:span text:style-name="T11">arr</text:span>);</text:p>
      <text:p text:style-name="P4"><text:span text:style-name="T11">cout</text:span><text:span text:style-name="T10">&lt;&lt;</text:span><text:span text:style-name="T8">"InsertionSort is being performed......!!!"</text:span><text:span text:style-name="T10">&lt;&lt;endl</text:span>;</text:p>
      <text:p text:style-name="P4"><text:span text:style-name="T10">insertionSort</text:span>(<text:span text:style-name="T11">arr</text:span>, <text:span text:style-name="T13">5</text:span>);</text:p>
      <text:p text:style-name="P4">}</text:p>
      <text:p text:style-name="P4"><text:span text:style-name="T7">void</text:span> <text:span text:style-name="T10">bubblesort</text:span>(<text:span text:style-name="T7">int</text:span> <text:span text:style-name="T11">arr</text:span>[]){</text:p>
      <text:p text:style-name="P4"><text:span text:style-name="T7">int</text:span> <text:span text:style-name="T11">value</text:span>;</text:p>
      <text:p text:style-name="P4"><text:span text:style-name="T7">int</text:span>*<text:span text:style-name="T11">pp</text:span>;</text:p>
      <text:p text:style-name="P4"><text:span text:style-name="T11">pp</text:span> = <text:span text:style-name="T11">arr</text:span>;</text:p>
      <text:p text:style-name="P4"><text:span text:style-name="T6">for</text:span>(<text:span text:style-name="T7">int</text:span> <text:span text:style-name="T11">i</text:span> = <text:span text:style-name="T13">0</text:span> ; <text:span text:style-name="T11">i</text:span> &lt; <text:span text:style-name="T13">5</text:span>; <text:span text:style-name="T11">i</text:span>++){</text:p>
      <text:p text:style-name="P4"><text:span text:style-name="T6">if</text:span>(*<text:span text:style-name="T11">pp</text:span> &lt; *<text:span text:style-name="T11">pp</text:span>+<text:span text:style-name="T13">1</text:span>){</text:p>
      <text:p text:style-name="P4"><text:span text:style-name="T11">value</text:span> = *<text:span text:style-name="T11">pp</text:span>;</text:p>
      <text:p text:style-name="P4">*<text:span text:style-name="T11">pp</text:span> = *(<text:span text:style-name="T11">pp</text:span>+<text:span text:style-name="T13">1</text:span>);</text:p>
      <text:p text:style-name="P4"><text:soft-page-break/>*(<text:span text:style-name="T11">pp</text:span>+<text:span text:style-name="T13">1</text:span>) = <text:span text:style-name="T11">value</text:span>;</text:p>
      <text:p text:style-name="P8"/>
      <text:p text:style-name="P4">}</text:p>
      <text:p text:style-name="P4">}</text:p>
      <text:p text:style-name="P8"/>
      <text:p text:style-name="P4">}</text:p>
      <text:p text:style-name="P4"><text:span text:style-name="T7">void</text:span> <text:span text:style-name="T10">sort</text:span>(<text:span text:style-name="T7">int</text:span> <text:span text:style-name="T11">arr</text:span>[]){</text:p>
      <text:p text:style-name="P4"><text:span text:style-name="T7">int</text:span> <text:span text:style-name="T11">value</text:span>;</text:p>
      <text:p text:style-name="P4"><text:span text:style-name="T6">for</text:span>(<text:span text:style-name="T7">int</text:span> <text:span text:style-name="T11">i</text:span> = <text:span text:style-name="T13">0</text:span> ; <text:span text:style-name="T11">i</text:span> &lt; <text:span text:style-name="T13">5</text:span>; <text:span text:style-name="T11">i</text:span>++){</text:p>
      <text:p text:style-name="P4"><text:span text:style-name="T6">if</text:span>(<text:span text:style-name="T11">arr</text:span>[<text:span text:style-name="T11">i</text:span>] &lt; <text:span text:style-name="T11">arr</text:span>[<text:span text:style-name="T11">i</text:span>+<text:span text:style-name="T13">1</text:span>]){</text:p>
      <text:p text:style-name="P4"><text:span text:style-name="T11">value</text:span> = <text:span text:style-name="T11">arr</text:span>[<text:span text:style-name="T11">i</text:span>];</text:p>
      <text:p text:style-name="P4"><text:span text:style-name="T11">arr</text:span>[<text:span text:style-name="T11">i</text:span>] = <text:span text:style-name="T11">arr</text:span>[<text:span text:style-name="T11">i</text:span>+<text:span text:style-name="T13">1</text:span>];</text:p>
      <text:p text:style-name="P4"><text:span text:style-name="T11">arr</text:span>[<text:span text:style-name="T11">i</text:span>+<text:span text:style-name="T13">1</text:span>] = <text:span text:style-name="T11">value</text:span>;</text:p>
      <text:p text:style-name="P8"/>
      <text:p text:style-name="P4">}</text:p>
      <text:p text:style-name="P4">}</text:p>
      <text:p text:style-name="P8"/>
      <text:p text:style-name="P4">}</text:p>
      <text:p text:style-name="P4"><text:span text:style-name="T7">void</text:span> <text:span text:style-name="T10">selection</text:span>(<text:span text:style-name="T7">int</text:span> <text:span text:style-name="T11">arr</text:span>[]){</text:p>
      <text:p text:style-name="P4"><text:span text:style-name="T7">int</text:span> *<text:span text:style-name="T11">pp</text:span>;</text:p>
      <text:p text:style-name="P4"><text:span text:style-name="T11">pp</text:span> = <text:span text:style-name="T11">arr</text:span>;</text:p>
      <text:p text:style-name="P4"><text:span text:style-name="T6">for</text:span>(<text:span text:style-name="T7">int</text:span> <text:span text:style-name="T11">i</text:span> = <text:span text:style-name="T13">0</text:span>; <text:span text:style-name="T11">i</text:span> &lt; <text:span text:style-name="T13">5</text:span>; <text:span text:style-name="T11">i</text:span>++){</text:p>
      <text:p text:style-name="P4"><text:span text:style-name="T6">if</text:span>(<text:span text:style-name="T11">arr</text:span>[<text:span text:style-name="T11">i</text:span>]&lt;<text:span text:style-name="T11">arr</text:span>[<text:span text:style-name="T11">i</text:span>+<text:span text:style-name="T13">1</text:span>]){</text:p>
      <text:p text:style-name="P4"><text:span text:style-name="T11">arr</text:span>[<text:span text:style-name="T11">i</text:span>]=<text:span text:style-name="T11">arr</text:span>[<text:span text:style-name="T11">i</text:span>+<text:span text:style-name="T13">1</text:span>];</text:p>
      <text:p text:style-name="P8"/>
      <text:p text:style-name="P4">}</text:p>
      <text:p text:style-name="P4">}</text:p>
      <text:p text:style-name="P4"><text:span text:style-name="T6">for</text:span>(<text:span text:style-name="T7">int</text:span> <text:span text:style-name="T11">i</text:span> = <text:span text:style-name="T13">0</text:span> ; <text:span text:style-name="T11">i</text:span> &lt; <text:span text:style-name="T13">5</text:span>; <text:span text:style-name="T11">i</text:span>++){</text:p>
      <text:p text:style-name="P4"><text:span text:style-name="T11">cout</text:span><text:span text:style-name="T10">&lt;&lt;</text:span><text:span text:style-name="T11">arr</text:span>[<text:span text:style-name="T11">i</text:span>]<text:span text:style-name="T10">&lt;&lt;endl</text:span>;</text:p>
      <text:p text:style-name="P4">}</text:p>
      <text:p text:style-name="P4">}</text:p>
      <text:p text:style-name="P4"><text:span text:style-name="T7">void</text:span> <text:span text:style-name="T10">insertionSort</text:span>(<text:span text:style-name="T7">int</text:span> <text:span text:style-name="T11">arr</text:span>[], <text:span text:style-name="T7">int</text:span> <text:span text:style-name="T11">n</text:span>)</text:p>
      <text:p text:style-name="P4">{</text:p>
      <text:p text:style-name="P4"><text:span text:style-name="T7">int</text:span> <text:span text:style-name="T11">i</text:span>, *<text:span text:style-name="T11">pp</text:span>, <text:span text:style-name="T11">j</text:span>, *<text:span text:style-name="T11">qq</text:span>;</text:p>
      <text:p text:style-name="P4"><text:span text:style-name="T6">for</text:span> (<text:span text:style-name="T11">i</text:span> = <text:span text:style-name="T13">1</text:span>; <text:span text:style-name="T11">i</text:span> &lt; <text:span text:style-name="T11">n</text:span>; <text:span text:style-name="T11">i</text:span>++)</text:p>
      <text:p text:style-name="P4">{</text:p>
      <text:p text:style-name="P4"><text:span text:style-name="T11">pp</text:span> = <text:span text:style-name="T11">arr</text:span>;</text:p>
      <text:p text:style-name="P4">*<text:span text:style-name="T11">qq</text:span> = <text:span text:style-name="T11">j</text:span> = <text:span text:style-name="T11">i</text:span> - <text:span text:style-name="T13">1</text:span>;</text:p>
      <text:p text:style-name="P4"><text:span text:style-name="T6">while</text:span> (*<text:span text:style-name="T11">qq</text:span> &gt;= <text:span text:style-name="T13">0</text:span> &amp;&amp; <text:span text:style-name="T11">arr</text:span>[*<text:span text:style-name="T11">qq</text:span>] &gt; *<text:span text:style-name="T11">pp</text:span>)</text:p>
      <text:p text:style-name="P4">{</text:p>
      <text:p text:style-name="P4"><text:soft-page-break/><text:span text:style-name="T11">arr</text:span>[*<text:span text:style-name="T11">qq</text:span> + <text:span text:style-name="T13">1</text:span>] = <text:span text:style-name="T11">arr</text:span>[*<text:span text:style-name="T11">qq</text:span>];</text:p>
      <text:p text:style-name="P4">*<text:span text:style-name="T11">qq</text:span> = *<text:span text:style-name="T11">qq</text:span> - <text:span text:style-name="T13">1</text:span>;</text:p>
      <text:p text:style-name="P4">}</text:p>
      <text:p text:style-name="P4"><text:span text:style-name="T11">arr</text:span>[*<text:span text:style-name="T11">qq</text:span> + <text:span text:style-name="T13">1</text:span>] = *<text:span text:style-name="T11">pp</text:span>;</text:p>
      <text:p text:style-name="P4">}</text:p>
      <text:p text:style-name="P4">}</text:p>
      <text:p text:style-name="P4"><text:span text:style-name="T7">void</text:span> <text:span text:style-name="T10">printer</text:span>(<text:span text:style-name="T7">int</text:span> <text:span text:style-name="T11">arr</text:span>[]){</text:p>
      <text:p text:style-name="P4"><text:span text:style-name="T6">for</text:span>(<text:span text:style-name="T7">int</text:span> <text:span text:style-name="T11">i</text:span> = <text:span text:style-name="T13">0</text:span> ; <text:span text:style-name="T11">i</text:span> &lt; <text:span text:style-name="T13">5</text:span>; <text:span text:style-name="T11">i</text:span> ++){</text:p>
      <text:p text:style-name="P4"><text:span text:style-name="T11">cout</text:span><text:span text:style-name="T10">&lt;&lt;</text:span><text:span text:style-name="T8">"The value in the array is:"</text:span>;</text:p>
      <text:p text:style-name="P4"><text:span text:style-name="T11">cout</text:span><text:span text:style-name="T10">&lt;&lt;</text:span><text:span text:style-name="T11">arr</text:span>[<text:span text:style-name="T11">i</text:span>]<text:span text:style-name="T10">&lt;&lt;endl</text:span>;</text:p>
      <text:p text:style-name="P4">}</text:p>
      <text:p text:style-name="P4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23:52:16.080455229</meta:creation-date>
    <dc:date>2022-02-14T23:57:23.530922554</dc:date>
    <meta:editing-duration>PT5M8S</meta:editing-duration>
    <meta:editing-cycles>1</meta:editing-cycles>
    <meta:document-statistic meta:table-count="0" meta:image-count="0" meta:object-count="0" meta:page-count="11" meta:paragraph-count="326" meta:word-count="1142" meta:character-count="6099" meta:non-whitespace-character-count="5280"/>
    <meta:generator>LibreOffice/6.4.7.2$Linux_X86_64 LibreOffice_project/40$Build-2</meta:generator>
  </office:meta>
</office:document-meta>
</file>